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Frame_20_contents">
      <style:paragraph-properties fo:margin-top="0cm" fo:margin-bottom="0cm"/>
      <style:text-properties style:font-name="Verdana1"/>
    </style:style>
    <style:style style:name="P3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3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38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 style:master-page-name="Standard">
      <style:paragraph-properties style:page-number="1"/>
    </style:style>
    <style:style style:name="P42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43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buckwheat pancake mix</text:p>
                <text:p text:style-name="P11">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40"/>
      <text:p text:style-name="P41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41"/>
      <text:p text:style-name="P29"><text:soft-page-break/></text:p>
      <text:p text:style-name="P29">Bev Palmer<text:line-break/><text:span text:style-name="T10"> PRE-ORDER</text:span></text:p>
      <text:p text:style-name="P41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Flakes</text:p>
      <text:p text:style-name="Standard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short grain brown rice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6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0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7"/>
            <text:p text:style-name="P18">http://thegrainery.ca</text:p>
          </table:table-cell>
          <table:table-cell table:style-name="Table177.C3" office:value-type="currency" office:currency="CAD" office:value="7.5">
            <text:p text:style-name="P9">$7.50</text:p>
          </table:table-cell>
        </table:table-row>
      </table:table>
      <text:p text:style-name="P41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41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41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New Found Oatmeal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Standard"/>
      <text:p text:style-name="Standard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8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41"/>
      <text:p text:style-name="Standard"><text:soft-page-break/></text:p>
      <text:p text:style-name="P41"/>
      <text:p text:style-name="P25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0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">200g</text:p>
          </table:table-cell>
          <table:table-cell table:style-name="Table178.A1" office:value-type="string">
            <text:p text:style-name="P17"><text:s/></text:p>
            <text:p text:style-name="P18">http://thegrainery.ca</text:p>
          </table:table-cell>
          <table:table-cell table:style-name="Table178.C3" office:value-type="currency" office:currency="USD" office:value="4">
            <text:p text:style-name="P10">$4.00</text:p>
          </table:table-cell>
        </table:table-row>
      </table:table>
      <text:p text:style-name="Standard"><text:soft-page-break/></text:p>
      <text:p text:style-name="P41"/>
      <text:p text:style-name="Standard"/>
      <text:p text:style-name="P41"/>
      <text:p text:style-name="Standard"/>
      <text:p text:style-name="P41"/>
      <text:p text:style-name="Standard"/>
      <text:p text:style-name="Standard"/>
      <text:p text:style-name="P41"/>
      <text:p text:style-name="Standard"/>
      <text:p text:style-name="P4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16T19:08:19.56</dc:date>
    <dc:creator>2385 Agricola Grainery Food Coop</dc:creator>
    <meta:editing-duration>PT714H39M42S</meta:editing-duration>
    <meta:editing-cycles>220</meta:editing-cycles>
    <meta:generator>OpenOffice.org/3.2$Win32 OpenOffice.org_project/320m12$Build-9483</meta:generator>
    <meta:printed-by>2385 Agricola Grainery Food Coop</meta:printed-by>
    <meta:print-date>2010-12-16T19:06:19.90</meta:print-date>
    <meta:document-statistic meta:table-count="178" meta:image-count="0" meta:object-count="0" meta:page-count="349" meta:paragraph-count="1667" meta:word-count="8029" meta:character-count="58366"/>
    <meta:user-defined meta:name="Info 1"/>
    <meta:user-defined meta:name="Info 2"/>
    <meta:user-defined meta:name="Info 3"/>
    <meta:user-defined meta:name="Info 4"/>
  </office:meta>
</office:document-meta>
</file>